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</table:table-row>
        <table:table-row table:style-name="ro1">
          <table:table-cell office:value-type="string" calcext:value-type="string">
            <text:p>Pixelfläche</text:p>
          </table:table-cell>
          <table:table-cell table:formula="of:= 0.0000045 * 0.0000045" office:value-type="float" office:value="0.00000000002025" calcext:value-type="float">
            <text:p>2,025E-11</text:p>
          </table:table-cell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3]*[.B1]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4]*[.B1]" office:value-type="float" office:value="0.0054" calcext:value-type="float">
            <text:p>0,0054</text:p>
          </table:table-cell>
        </table:table-row>
        <table:table-row table:style-name="ro1">
          <table:table-cell office:value-type="string" calcext:value-type="string">
            <text:p>Sensorfläche A [m²]</text:p>
          </table:table-cell>
          <table:table-cell table:formula="of:=[.B5]*[.B6]" office:value-type="float" office:value="0.00003888" calcext:value-type="float">
            <text:p>3,888E-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hotometer</text:p>
          </table:table-cell>
          <table:table-cell office:value-type="string" calcext:value-type="string">
            <text:p>United Detector Technology, S380 mit 221</text:p>
          </table:table-cell>
        </table:table-row>
        <table:table-row table:style-name="ro1">
          <table:table-cell office:value-type="string" calcext:value-type="string">
            <text:p>Gemessener Lichtstrom [A]</text:p>
          </table:table-cell>
          <table:table-cell office:value-type="float" office:value="0.00000381" calcext:value-type="float">
            <text:p>3,81E-06</text:p>
          </table:table-cell>
        </table:table-row>
        <table:table-row table:style-name="ro1">
          <table:table-cell office:value-type="string" calcext:value-type="string">
            <text:p>Fläche Silizium-Diode [m²]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text:p>Wellenlänge [nm]</text:p>
          </table:table-cell>
          <table:table-cell table:style-name="ce1" office:value-type="string" calcext:value-type="string">
            <text:p>Spektrale Empfindlichkeit [A/ W nm]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0.3069" calcext:value-type="float">
            <text:p>0,3069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0.3192" calcext:value-type="float">
            <text:p>0,3192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Mittelwert aus 525 nm</text:p>
          </table:table-cell>
          <table:table-cell table:formula="of:= ([.B16]+[.B17]) / 2" office:value-type="float" office:value="0.31305" calcext:value-type="float">
            <text:p>0,31305</text:p>
          </table:table-cell>
        </table:table-row>
        <table:table-row table:style-name="ro1">
          <table:table-cell office:value-type="string" calcext:value-type="string">
            <text:p>P [W]</text:p>
          </table:table-cell>
          <table:table-cell table:formula="of:=[.$B$11]/[.$B$19]" office:value-type="float" office:value="0.0000121705797795879" calcext:value-type="float">
            <text:p>1,21705797795879E-05</text:p>
          </table:table-cell>
        </table:table-row>
        <table:table-row table:style-name="ro1">
          <table:table-cell office:value-type="string" calcext:value-type="string">
            <text:p>Beleuchtungsstärke E [W / m²]</text:p>
          </table:table-cell>
          <table:table-cell table:formula="of:= [.B20] / [.B12]" office:value-type="float" office:value="0.121705797795879" calcext:value-type="float">
            <text:p>0,121705797795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6:36:13.7630700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1T16:57:49.003457810</dc:date>
    <meta:editing-duration>PT18H16M13S</meta:editing-duration>
    <meta:editing-cycles>24</meta:editing-cycles>
    <meta:generator>LibreOffice/5.2.3.3$Linux_X86_64 LibreOffice_project/20$Build-3</meta:generator>
    <meta:document-statistic meta:table-count="1" meta:cell-count="32" meta:object-count="0"/>
  </office:meta>
</office:document-meta>
</file>